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60000029BFBBFDA47.png" manifest:media-type="image/png"/>
  <manifest:file-entry manifest:full-path="Pictures/10000000000002A8000001D62E5F71DC.png" manifest:media-type="image/png"/>
  <manifest:file-entry manifest:full-path="Pictures/1000000000000231000000D6840794F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First_20_paragraph"><text:bookmark text:name="sq"/><draw:frame draw:style-name="fr1" draw:name="img1" text:anchor-type="as-char" svg:width="27.441cm" svg:height="18.05cm" draw:z-index="0"><draw:image xlink:href="Pictures/10000000000003F60000029BFBBFDA47.png" xlink:type="simple" xlink:show="embed" xlink:actuate="onLoad" draw:mime-type="image/png"/></draw:frame></text:p>
      <text:p text:style-name="Text_20_body"><text:soft-page-break/><draw:frame draw:style-name="fr1" draw:name="img2" text:anchor-type="as-char" svg:width="23.989cm" svg:height="16.581cm" draw:z-index="1"><draw:image xlink:href="Pictures/10000000000002A8000001D62E5F71DC.png" xlink:type="simple" xlink:show="embed" xlink:actuate="onLoad" draw:mime-type="image/png"/></draw:frame></text:p>
      <text:p text:style-name="Text_20_body"><text:soft-page-break/><draw:frame draw:style-name="fr1" draw:name="img3" text:anchor-type="as-char" svg:width="19.791cm" svg:height="7.549cm" draw:z-index="2"><draw:image xlink:href="Pictures/1000000000000231000000D6840794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/>
    <dc:description/>
    <dc:subject/>
    <meta:keyword/>
    <meta:initial-creator/>
    <meta:creation-date>2026-02-17T09:44:16Z</meta:creation-date>
    <dc:date>2026-02-17T10:45:53.730004300</dc:date>
    <meta:editing-duration>PT1M31S</meta:editing-duration>
    <meta:editing-cycles>1</meta:editing-cycles>
    <meta:document-statistic meta:table-count="0" meta:image-count="3" meta:object-count="0" meta:page-count="3" meta:paragraph-count="5" meta:word-count="2" meta:character-count="4" meta:non-whitespace-character-count="2"/>
  </office:meta>
</office:document-meta>
</file>